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Meta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Meta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MetaModule.getAttributeNames( Configuration modeConf ,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apMetaModule.getAttribute( String name , Configuration modeConf , Map object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